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C00000230DCEE1AE08F892D71.png" manifest:media-type="image/png"/>
  <manifest:file-entry manifest:full-path="Pictures/100000000000035F0000015D5EF0C7489E6FA196.png" manifest:media-type="image/png"/>
  <manifest:file-entry manifest:full-path="Pictures/100000000000028F000001C4B9D9B36CC2241C6B.png" manifest:media-type="image/png"/>
  <manifest:file-entry manifest:full-path="Pictures/1000000000000510000001EB471BB1DAFADF6B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0644bd" officeooo:paragraph-rsid="000644b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leLine94466766144464">
          <table:table-cell table:style-name="Tabela1.A1" office:value-type="string">
            <text:p text:style-name="Table_20_Contents"><draw:frame draw:style-name="fr2" draw:name="Figura1" text:anchor-type="char" svg:width="16.806cm" svg:height="6.366cm" draw:z-index="0"><draw:image xlink:href="Pictures/1000000000000510000001EB471BB1DAFADF6B67.png" xlink:type="simple" xlink:show="embed" xlink:actuate="onLoad" loext:mime-type="image/png"/></draw:frame></text:p>
          </table:table-cell>
        </table:table-row>
        <table:table-row table:style-name="TableLine94466766458816">
          <table:table-cell table:style-name="Tabela1.A2" office:value-type="string">
            <text:p text:style-name="Table_20_Contents"><draw:frame draw:style-name="fr2" draw:name="Figura2" text:anchor-type="char" svg:width="16.806cm" svg:height="11.598cm" draw:z-index="1"><draw:image xlink:href="Pictures/100000000000028F000001C4B9D9B36CC2241C6B.png" xlink:type="simple" xlink:show="embed" xlink:actuate="onLoad" loext:mime-type="image/png"/></draw:frame></text:p>
          </table:table-cell>
        </table:table-row>
        <text:soft-page-break/>
        <table:table-row table:style-name="TableLine94466766645856">
          <table:table-cell table:style-name="Tabela1.A2" office:value-type="string">
            <text:p text:style-name="Table_20_Contents"><draw:frame draw:style-name="fr2" draw:name="Figura3" text:anchor-type="char" svg:width="16.806cm" svg:height="6.796cm" draw:z-index="2"><draw:image xlink:href="Pictures/100000000000035F0000015D5EF0C7489E6FA196.png" xlink:type="simple" xlink:show="embed" xlink:actuate="onLoad" loext:mime-type="image/png"/></draw:frame></text:p>
          </table:table-cell>
        </table:table-row>
        <table:table-row table:style-name="TableLine94466766558064">
          <table:table-cell table:style-name="Tabela1.A2" office:value-type="string">
            <text:p text:style-name="Table_20_Contents"><draw:frame draw:style-name="fr1" draw:name="Figura4" text:anchor-type="char" svg:width="16.806cm" svg:height="7.107cm" draw:z-index="3"><draw:image xlink:href="Pictures/100000000000052C00000230DCEE1AE08F892D71.png" xlink:type="simple" xlink:show="embed" xlink:actuate="onLoad" loext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644bd" officeooo:paragraph-rsid="000644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latório de Versionamento – Projeto Calculadora – SENAC - IP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0T21:24:27.499018082</meta:creation-date>
    <meta:generator>LibreOffice/6.4.7.2$Linux_X86_64 LibreOffice_project/40$Build-2</meta:generator>
    <dc:date>2022-11-21T07:52:13.641035424</dc:date>
    <meta:editing-duration>PT15M15S</meta:editing-duration>
    <meta:editing-cycles>4</meta:editing-cycles>
    <meta:document-statistic meta:table-count="1" meta:image-count="4" meta:object-count="0" meta:page-count="2" meta:paragraph-count="1" meta:word-count="8" meta:character-count="62" meta:non-whitespace-character-count="53"/>
  </office:meta>
</office:document-meta>
</file>